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4 February 2013</text:p>
      <text:p text:style-name="P2">Burn It Down</text:p>
      <text:p text:style-name="P3"><text:span text:style-name="T1"><text:tab/>I chose this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span text:style-name="T1"><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span></text:p>
      <text:p text:style-name="P3"><text:span text:style-name="T1"><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span></text:p>
      <text:p text:style-name="P3"><text:span text:style-name="T1"><text:tab/>At the beginning of the clip, behind the screen and Marcel's back we can see only three things: Marcel, the top of the pile of nitrate film and Shosanna's ghostly face from the nose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5T00:18:54</dc:date>
    <meta:editing-duration>PT1H20M33S</meta:editing-duration>
    <meta:editing-cycles>31</meta:editing-cycles>
    <meta:document-statistic meta:table-count="0" meta:image-count="0" meta:object-count="0" meta:page-count="1" meta:paragraph-count="9" meta:word-count="307" meta:character-count="1812" meta:non-whitespace-character-count="1510"/>
  </office:meta>
</office:document-meta>
</file>